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125in" table:align="left"/>
    </style:style>
    <style:style style:name="Table1.A" style:family="table-column">
      <style:table-column-properties style:column-width="2.375in"/>
    </style:style>
    <style:style style:name="Table1.B" style:family="table-column">
      <style:table-column-properties style:column-width="2.25in"/>
    </style:style>
    <style:style style:name="Table1.C" style:family="table-column">
      <style:table-column-properties style:column-width="2.1875in"/>
    </style:style>
    <style:style style:name="Table1.A1" style:family="table-cell">
      <style:table-cell-properties style:vertical-align="middle" fo:padding="0.0194in" fo:border="none"/>
    </style:style>
    <style:style style:name="Table1.2" style:family="table-row">
      <style:table-row-properties style:min-row-height="0.4569in"/>
    </style:style>
    <style:style style:name="Table1.A2" style:family="table-cell">
      <style:table-cell-properties style:vertical-align="middle" fo:padding="0.0201in" fo:border="none"/>
    </style:style>
    <style:style style:name="Table1.3" style:family="table-row">
      <style:table-row-properties style:min-row-height="0.4375in"/>
    </style:style>
    <style:style style:name="Table1.4" style:family="table-row">
      <style:table-row-properties style:min-row-height="0.5in"/>
    </style:style>
    <style:style style:name="Table1.C8" style:family="table-cell">
      <style:table-cell-properties fo:padding="0.0201in" fo:border="none"/>
    </style:style>
    <style:style style:name="Table2" style:family="table">
      <style:table-properties style:width="6.9375in" fo:margin-left="-0.0063in" table:align="left"/>
    </style:style>
    <style:style style:name="Table2.A" style:family="table-column">
      <style:table-column-properties style:column-width="6.9375in"/>
    </style:style>
    <style:style style:name="Table2.1" style:family="table-row">
      <style:table-row-properties style:min-row-height="2.6875in"/>
    </style:style>
    <style:style style:name="Table2.A1" style:family="table-cell">
      <style:table-cell-properties fo:padding="0.0382in" fo:border="0.05pt solid #000000"/>
    </style:style>
    <style:style style:name="Table3" style:family="table">
      <style:table-properties style:width="6.9375in" fo:margin-left="-0.0063in" table:align="left"/>
    </style:style>
    <style:style style:name="Table3.A" style:family="table-column">
      <style:table-column-properties style:column-width="6.9375in"/>
    </style:style>
    <style:style style:name="Table3.1" style:family="table-row">
      <style:table-row-properties style:min-row-height="2.6875in"/>
    </style:style>
    <style:style style:name="Table3.A1" style:family="table-cell">
      <style:table-cell-properties fo:padding="0.0382in" fo:border="0.05pt solid #000000"/>
    </style:style>
    <style:style style:name="Table4" style:family="table">
      <style:table-properties style:width="6.9375in" fo:margin-left="-0.0063in" table:align="left"/>
    </style:style>
    <style:style style:name="Table4.A" style:family="table-column">
      <style:table-column-properties style:column-width="6.9375in"/>
    </style:style>
    <style:style style:name="Table4.1" style:family="table-row">
      <style:table-row-properties style:min-row-height="3.5in"/>
    </style:style>
    <style:style style:name="Table4.A1" style:family="table-cell">
      <style:table-cell-properties fo:padding="0.0382in" fo:border="0.05pt solid #000000"/>
    </style:style>
    <style:style style:name="P1" style:family="paragraph" style:parent-style-name="Standard">
      <style:text-properties style:font-name="Liberation Sans" officeooo:paragraph-rsid="0011c253"/>
    </style:style>
    <style:style style:name="P2" style:family="paragraph" style:parent-style-name="Standard">
      <style:text-properties officeooo:paragraph-rsid="0011c253"/>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paragraph-rsid="0011c253"/>
    </style:style>
    <style:style style:name="P5" style:family="paragraph" style:parent-style-name="Heading_20_3">
      <style:text-properties style:font-name="Liberation Sans"/>
    </style:style>
    <style:style style:name="P6" style:family="paragraph" style:parent-style-name="Heading_20_1">
      <style:text-properties style:font-name="Liberation Sans"/>
    </style:style>
    <style:style style:name="P7" style:family="paragraph" style:parent-style-name="Table_20_Contents">
      <style:paragraph-properties fo:text-align="start" style:justify-single-word="false"/>
    </style:style>
    <style:style style:name="P8" style:family="paragraph" style:parent-style-name="Table_20_Contents">
      <style:text-properties style:font-name="DejaVu Sans Mono" officeooo:paragraph-rsid="0011c253"/>
    </style:style>
    <style:style style:name="P9" style:family="paragraph" style:parent-style-name="Table_20_Contents">
      <style:paragraph-properties fo:text-align="start" style:justify-single-word="false"/>
      <style:text-properties style:font-name="Liberation Sans" fo:font-size="2pt" officeooo:paragraph-rsid="0011f015" style:font-size-asian="2pt" style:font-size-complex="2pt"/>
    </style:style>
    <style:style style:name="P10" style:family="paragraph" style:parent-style-name="Preformatted_20_Text">
      <style:text-properties fo:color="#a9b7c6" style:font-name="DejaVu Sans Mono1" fo:font-size="11.3000001907349pt"/>
    </style:style>
    <style:style style:name="P11" style:family="paragraph" style:parent-style-name="Preformatted_20_Text">
      <style:text-properties fo:color="#a9b7c6" style:font-name="DejaVu Sans Mono1" fo:font-size="11.3000001907349pt" officeooo:paragraph-rsid="0011c253"/>
    </style:style>
    <style:style style:name="P12" style:family="paragraph" style:parent-style-name="Preformatted_20_Text">
      <style:paragraph-properties fo:margin-top="0in" fo:margin-bottom="0.1965in" loext:contextual-spacing="false"/>
      <style:text-properties fo:color="#a9b7c6" style:font-name="DejaVu Sans Mono1" fo:font-size="11.3000001907349pt"/>
    </style:style>
    <style:style style:name="P13" style:family="paragraph" style:parent-style-name="Preformatted_20_Text">
      <style:paragraph-properties fo:margin-top="0in" fo:margin-bottom="0.1965in" loext:contextual-spacing="false"/>
      <style:text-properties style:font-name="DejaVu Sans Mono1"/>
    </style:style>
    <style:style style:name="P14" style:family="paragraph" style:parent-style-name="Preformatted_20_Text">
      <style:text-properties fo:color="#a9b7c6"/>
    </style:style>
    <style:style style:name="P15" style:family="paragraph" style:parent-style-name="Preformatted_20_Text">
      <style:text-properties fo:color="#a9b7c6" style:font-name="DejaVu Sans Mono1" fo:font-size="11.3000001907349pt"/>
    </style:style>
    <style:style style:name="P16" style:family="paragraph" style:parent-style-name="Preformatted_20_Text">
      <style:text-properties fo:color="#808080" style:font-name="DejaVu Sans Mono1" fo:font-size="11.3000001907349pt"/>
    </style:style>
    <style:style style:name="T1" style:family="text">
      <style:text-properties style:font-name="Liberation Sans"/>
    </style:style>
    <style:style style:name="T2" style:family="text">
      <style:text-properties style:font-name="DejaVu Sans Mono"/>
    </style:style>
    <style:style style:name="T3" style:family="text">
      <style:text-properties style:font-name="DejaVu Sans Mono" fo:font-size="12pt" officeooo:rsid="0011f015" style:font-size-asian="12pt" style:font-size-complex="12pt"/>
    </style:style>
    <style:style style:name="T4" style:family="text">
      <style:text-properties style:font-name="DejaVu Sans Mono" officeooo:rsid="0011f015"/>
    </style:style>
    <style:style style:name="T5" style:family="text">
      <style:text-properties fo:color="#cc7832"/>
    </style:style>
    <style:style style:name="T6" style:family="text">
      <style:text-properties fo:color="#cc7832" style:font-name="DejaVu Sans Mono1" fo:font-size="11.3000001907349pt"/>
    </style:style>
    <style:style style:name="T7" style:family="text">
      <style:text-properties fo:color="#ffc66d"/>
    </style:style>
    <style:style style:name="T8" style:family="text">
      <style:text-properties style:font-name="DejaVu Sans Mono1" fo:font-size="11.3000001907349pt"/>
    </style:style>
    <style:style style:name="T9" style:family="text">
      <style:text-properties fo:color="#8888c6" style:font-name="DejaVu Sans Mono1" fo:font-size="11.3000001907349pt"/>
    </style:style>
    <style:style style:name="T10" style:family="text">
      <style:text-properties fo:color="#6a8759" style:font-name="DejaVu Sans Mono1" fo:font-size="11.3000001907349pt"/>
    </style:style>
    <style:style style:name="T11" style:family="text">
      <style:text-properties fo:color="#6897bb"/>
    </style:style>
    <style:style style:name="T12" style:family="text">
      <style:text-properties fo:color="#6897bb" style:font-name="DejaVu Sans Mono1" fo:font-size="11.3000001907349pt"/>
    </style:style>
    <style:style style:name="T13" style:family="text">
      <style:text-properties fo:color="#a9b7c6" fo:font-size="11.300000190734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bookmark text:name="lab-202---casting"/>Lab 2.02 – Casting</text:h>
      <text:p text:style-name="P3"/>
      <text:p text:style-name="P3">1) Without using the computer, predict what the following inputs will result in. Once you have filled in the "prediction" column, check your answers in interactive mode and write the actual result.</text:p>
      <text:p text:style-name="P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text:span text:style-name="T1">Input</text:span></text:span></text:p>
            </table:table-cell>
            <table:table-cell table:style-name="Table1.A1" office:value-type="string">
              <text:p text:style-name="Table_20_Heading"><text:span text:style-name="Strong_20_Emphasis"><text:span text:style-name="T1">Prediction</text:span></text:span></text:p>
            </table:table-cell>
            <table:table-cell table:style-name="Table1.A1" office:value-type="string">
              <text:p text:style-name="Table_20_Heading"><text:span text:style-name="Strong_20_Emphasis"><text:span text:style-name="T1">Result</text:span></text:span></text:p>
            </table:table-cell>
          </table:table-row>
        </table:table-header-rows>
        <table:table-row table:style-name="Table1.2">
          <table:table-cell table:style-name="Table1.A2" office:value-type="string">
            <text:p text:style-name="P7"><text:span text:style-name="Source_20_Text"><text:span text:style-name="T2">float('1')</text:span></text:span></text:p>
          </table:table-cell>
          <table:table-cell table:style-name="Table1.A2" office:value-type="string">
            <text:p text:style-name="P9"><text:span text:style-name="Source_20_Text"><text:span text:style-name="T3">1.0</text:span></text:span></text:p>
          </table:table-cell>
          <table:table-cell table:style-name="Table1.A2" office:value-type="string">
            <text:p text:style-name="P9"><text:span text:style-name="Source_20_Text"><text:span text:style-name="T3">1.0</text:span></text:span></text:p>
          </table:table-cell>
        </table:table-row>
        <table:table-row table:style-name="Table1.3">
          <table:table-cell table:style-name="Table1.A2" office:value-type="string">
            <text:p text:style-name="P7"><text:span text:style-name="Source_20_Text"><text:span text:style-name="T2">str(1 + '2')</text:span></text:span></text:p>
          </table:table-cell>
          <table:table-cell table:style-name="Table1.A2" office:value-type="string">
            <text:p text:style-name="P9"><text:span text:style-name="Source_20_Text"><text:span text:style-name="T3">ERROR</text:span></text:span></text:p>
          </table:table-cell>
          <table:table-cell table:style-name="Table1.A2" office:value-type="string">
            <text:p text:style-name="P9"><text:span text:style-name="Source_20_Text"><text:span text:style-name="T3">ERROR</text:span></text:span></text:p>
          </table:table-cell>
        </table:table-row>
        <table:table-row table:style-name="Table1.4">
          <table:table-cell table:style-name="Table1.A2" office:value-type="string">
            <text:p text:style-name="P7"><text:span text:style-name="Source_20_Text"><text:span text:style-name="T2">str('2')</text:span></text:span></text:p>
          </table:table-cell>
          <table:table-cell table:style-name="Table1.A2" office:value-type="string">
            <text:p text:style-name="P9"><text:span text:style-name="Source_20_Text"><text:span text:style-name="T3">'2'</text:span></text:span></text:p>
          </table:table-cell>
          <table:table-cell table:style-name="Table1.A2" office:value-type="string">
            <text:p text:style-name="P9"><text:span text:style-name="Source_20_Text"><text:span text:style-name="T3">'2'</text:span></text:span></text:p>
          </table:table-cell>
        </table:table-row>
        <table:table-row table:style-name="Table1.3">
          <table:table-cell table:style-name="Table1.A2" office:value-type="string">
            <text:p text:style-name="P7"><text:span text:style-name="Source_20_Text"><text:span text:style-name="T2">int('abc')</text:span></text:span></text:p>
          </table:table-cell>
          <table:table-cell table:style-name="Table1.A2" office:value-type="string">
            <text:p text:style-name="P9"><text:span text:style-name="Source_20_Text"><text:span text:style-name="T3">ERROR</text:span></text:span></text:p>
          </table:table-cell>
          <table:table-cell table:style-name="Table1.A2" office:value-type="string">
            <text:p text:style-name="P9"><text:span text:style-name="Source_20_Text"><text:span text:style-name="T3">ERROR</text:span></text:span></text:p>
          </table:table-cell>
        </table:table-row>
        <table:table-row table:style-name="Table1.4">
          <table:table-cell table:style-name="Table1.A2" office:value-type="string">
            <text:p text:style-name="P7"><text:span text:style-name="Source_20_Text"><text:span text:style-name="T2">int(float('1.6'))</text:span></text:span></text:p>
          </table:table-cell>
          <table:table-cell table:style-name="Table1.A2" office:value-type="string">
            <text:p text:style-name="P9"><text:span text:style-name="Source_20_Text"><text:span text:style-name="T3">1</text:span></text:span></text:p>
          </table:table-cell>
          <table:table-cell table:style-name="Table1.A2" office:value-type="string">
            <text:p text:style-name="P9"><text:span text:style-name="Source_20_Text"><text:span text:style-name="T3">1</text:span></text:span></text:p>
          </table:table-cell>
        </table:table-row>
        <table:table-row table:style-name="Table1.3">
          <table:table-cell table:style-name="Table1.A2" office:value-type="string">
            <text:p text:style-name="P7"><text:span text:style-name="Source_20_Text"><text:span text:style-name="T2">float(int(1.6))</text:span></text:span></text:p>
          </table:table-cell>
          <table:table-cell table:style-name="Table1.A2" office:value-type="string">
            <text:p text:style-name="P9"><text:span text:style-name="Source_20_Text"><text:span text:style-name="T3">1.0</text:span></text:span></text:p>
          </table:table-cell>
          <table:table-cell table:style-name="Table1.A2" office:value-type="string">
            <text:p text:style-name="P9"><text:span text:style-name="Source_20_Text"><text:span text:style-name="T3">1.0</text:span></text:span></text:p>
          </table:table-cell>
        </table:table-row>
        <table:table-row table:style-name="Table1.4">
          <table:table-cell table:style-name="Table1.A2" office:value-type="string">
            <text:p text:style-name="P7"><text:span text:style-name="Source_20_Text"><text:span text:style-name="T2">str(float(1))</text:span></text:span></text:p>
          </table:table-cell>
          <table:table-cell table:style-name="Table1.A2" office:value-type="string">
            <text:p text:style-name="P9"><text:span text:style-name="Source_20_Text"><text:span text:style-name="T3">'1.0'</text:span></text:span></text:p>
          </table:table-cell>
          <table:table-cell table:style-name="Table1.C8" office:value-type="string">
            <text:p text:style-name="P9"><text:span text:style-name="Source_20_Text"><text:span text:style-name="T3">'1.0</text:span></text:span></text:p>
          </table:table-cell>
        </table:table-row>
      </table:table>
      <text:p text:style-name="P3"/>
      <text:p text:style-name="P3">2) Create a program which will take in an input and print out that input divided by 2.</text:p>
      <text:p text:style-name="P3"/>
      <table:table table:name="Table2" table:style-name="Table2">
        <table:table-column table:style-name="Table2.A"/>
        <table:table-row table:style-name="Table2.1">
          <table:table-cell table:style-name="Table2.A1" office:value-type="string">
            <text:p text:style-name="P10"><text:span text:style-name="T5">def </text:span><text:span text:style-name="T7">main</text:span>():</text:p>
            <text:p text:style-name="P14"><text:s text:c="4"/><text:span text:style-name="T9">print</text:span><text:span text:style-name="T8">(</text:span><text:span text:style-name="T10">"Please enter a number: "</text:span><text:span text:style-name="T8">)</text:span></text:p>
            <text:p text:style-name="P14"><text:s text:c="4"/><text:span text:style-name="T8">usr_dividend = </text:span><text:span text:style-name="T9">float</text:span><text:span text:style-name="T8">(</text:span><text:span text:style-name="T9">input</text:span><text:span text:style-name="T8">())</text:span></text:p>
            <text:p text:style-name="P14"><text:s text:c="4"/><text:span text:style-name="T8">(</text:span><text:span text:style-name="T9">type</text:span><text:span text:style-name="T8">(usr_dividend))</text:span></text:p>
            <text:p text:style-name="P14"><text:s text:c="4"/><text:span text:style-name="T9">print</text:span><text:span text:style-name="T8">(</text:span><text:span text:style-name="T9">str</text:span><text:span text:style-name="T8">(usr_dividend) + </text:span><text:span text:style-name="T10">" / 2 = " </text:span><text:span text:style-name="T8">+ </text:span><text:span text:style-name="T9">str</text:span><text:span text:style-name="T8">(ans(usr_dividend)))</text:span></text:p>
            <text:p text:style-name="P14"><text:span text:style-name="T8"/></text:p>
            <text:p text:style-name="P14"><text:span text:style-name="T8"/></text:p>
            <text:p text:style-name="P16"># ans = dividend / 2</text:p>
            <text:p text:style-name="P10"><text:span text:style-name="T5">def </text:span><text:span text:style-name="T7">ans</text:span>(dividend):</text:p>
            <text:p text:style-name="P14"><text:s text:c="4"/><text:span text:style-name="T8">a = dividend/</text:span><text:span text:style-name="T12">2</text:span></text:p>
            <text:p text:style-name="P14"><text:span text:style-name="T11"><text:s text:c="4"/></text:span><text:span text:style-name="T6">return </text:span><text:span text:style-name="T8">a</text:span></text:p>
            <text:p text:style-name="P14"><text:span text:style-name="T8"/></text:p>
            <text:p text:style-name="P14"><text:span text:style-name="T8"/></text:p>
            <text:p text:style-name="P13"><text:span text:style-name="T13">main()</text:span></text:p>
            <text:p text:style-name="P13"><text:soft-page-break/><text:span text:style-name="T13"/></text:p>
          </table:table-cell>
        </table:table-row>
      </table:table>
      <text:p text:style-name="P3"/>
      <text:p text:style-name="P3"/>
      <text:p text:style-name="P3">3) Alter one line of that program to return only whole numbers.</text:p>
      <text:p text:style-name="P4"/>
      <table:table table:name="Table3" table:style-name="Table3">
        <table:table-column table:style-name="Table3.A"/>
        <table:table-row table:style-name="Table3.1">
          <table:table-cell table:style-name="Table3.A1" office:value-type="string">
            <text:p text:style-name="P11"><text:span text:style-name="T5">def </text:span><text:span text:style-name="T7">main</text:span>():</text:p>
            <text:p text:style-name="P14"><text:s text:c="4"/><text:span text:style-name="T9">print</text:span><text:span text:style-name="T8">(</text:span><text:span text:style-name="T10">"Please enter a number: "</text:span><text:span text:style-name="T8">)</text:span></text:p>
            <text:p text:style-name="P14"><text:s text:c="4"/><text:span text:style-name="T8">usr_dividend = </text:span><text:span text:style-name="T9">float</text:span><text:span text:style-name="T8">(</text:span><text:span text:style-name="T9">input</text:span><text:span text:style-name="T8">())</text:span></text:p>
            <text:p text:style-name="P14"><text:s text:c="4"/><text:span text:style-name="T8">(</text:span><text:span text:style-name="T9">type</text:span><text:span text:style-name="T8">(usr_dividend))</text:span></text:p>
            <text:p text:style-name="P14"><text:s text:c="4"/><text:span text:style-name="T9">print</text:span><text:span text:style-name="T8">(</text:span><text:span text:style-name="T9">str</text:span><text:span text:style-name="T8">(usr_dividend) + </text:span><text:span text:style-name="T10">" / 2 = " </text:span><text:span text:style-name="T8">+ </text:span><text:span text:style-name="T9">str</text:span><text:span text:style-name="T8">(</text:span><text:span text:style-name="T9">int</text:span><text:span text:style-name="T8">(ans(usr_dividend))))</text:span></text:p>
            <text:p text:style-name="P14"><text:span text:style-name="T8"/></text:p>
            <text:p text:style-name="P14"><text:span text:style-name="T8"/></text:p>
            <text:p text:style-name="P16"># ans = dividend / 2</text:p>
            <text:p text:style-name="P10"><text:span text:style-name="T5">def </text:span><text:span text:style-name="T7">ans</text:span>(dividend):</text:p>
            <text:p text:style-name="P14"><text:s text:c="4"/><text:span text:style-name="T8">a = dividend/</text:span><text:span text:style-name="T12">2</text:span></text:p>
            <text:p text:style-name="P14"><text:span text:style-name="T11"><text:s text:c="4"/></text:span><text:span text:style-name="T6">return </text:span><text:span text:style-name="T8">a</text:span></text:p>
            <text:p text:style-name="P14"><text:span text:style-name="T8"/></text:p>
            <text:p text:style-name="P14"><text:span text:style-name="T8"/></text:p>
            <text:p text:style-name="P13"><text:span text:style-name="T13">main()</text:span></text:p>
            <text:p text:style-name="P13"><text:span text:style-name="T13"/></text:p>
          </table:table-cell>
        </table:table-row>
      </table:table>
      <text:p text:style-name="P1"/>
      <text:h text:style-name="P5" text:outline-level="3"><text:bookmark text:name="bonus"/>Bonus!</text:h>
      <text:p text:style-name="P3">Make your program have two modes: an integer mode and a float mode. Add another input to ask which mode the user wants to use. If the user is in integer mode print out integers, otherwise print out float. Feel free to research Python docs.</text:p>
      <text:p text:style-name="P3"/>
      <table:table table:name="Table4" table:style-name="Table4">
        <table:table-column table:style-name="Table4.A"/>
        <text:soft-page-break/>
        <table:table-row table:style-name="Table4.1">
          <table:table-cell table:style-name="Table4.A1" office:value-type="string">
            <text:p text:style-name="P11"><text:span text:style-name="T5">def </text:span><text:span text:style-name="T7">main</text:span>():</text:p>
            <text:p text:style-name="P14"><text:s text:c="4"/><text:span text:style-name="T9">print</text:span><text:span text:style-name="T8">(</text:span><text:span text:style-name="T10">"Do you want to use Integer mode or Float mode?"</text:span><text:span text:style-name="T8">)</text:span></text:p>
            <text:p text:style-name="P14"><text:s text:c="4"/><text:span text:style-name="T8">usr_resp = </text:span><text:span text:style-name="T9">str</text:span><text:span text:style-name="T8">(</text:span><text:span text:style-name="T9">input</text:span><text:span text:style-name="T8">())</text:span></text:p>
            <text:p text:style-name="P14"><text:s text:c="4"/><text:span text:style-name="T6">if </text:span><text:span text:style-name="T8">usr_resp == </text:span><text:span text:style-name="T10">'integer'</text:span><text:span text:style-name="T8">:</text:span></text:p>
            <text:p text:style-name="P14"><text:s text:c="8"/><text:span text:style-name="T9">print</text:span><text:span text:style-name="T8">(</text:span><text:span text:style-name="T10">"Please enter a number..."</text:span><text:span text:style-name="T8">)</text:span></text:p>
            <text:p text:style-name="P14"><text:s text:c="8"/><text:span text:style-name="T8">usr_dividend = </text:span><text:span text:style-name="T9">float</text:span><text:span text:style-name="T8">(</text:span><text:span text:style-name="T9">input</text:span><text:span text:style-name="T8">())</text:span></text:p>
            <text:p text:style-name="P14"><text:s text:c="8"/><text:span text:style-name="T8">(</text:span><text:span text:style-name="T9">type</text:span><text:span text:style-name="T8">(usr_dividend))</text:span></text:p>
            <text:p text:style-name="P14"><text:s text:c="8"/><text:span text:style-name="T9">print</text:span><text:span text:style-name="T8">(</text:span><text:span text:style-name="T9">str</text:span><text:span text:style-name="T8">(</text:span><text:span text:style-name="T9">int</text:span><text:span text:style-name="T8">(usr_dividend)) + </text:span><text:span text:style-name="T10">" / 2 = " </text:span><text:span text:style-name="T8">+ </text:span><text:span text:style-name="T9">str</text:span><text:span text:style-name="T8">(</text:span><text:span text:style-name="T9">int</text:span><text:span text:style-name="T8">(ans(usr_dividend))))</text:span></text:p>
            <text:p text:style-name="P14"><text:s text:c="4"/><text:span text:style-name="T6">elif </text:span><text:span text:style-name="T8">usr_resp == </text:span><text:span text:style-name="T10">'float'</text:span><text:span text:style-name="T8">:</text:span></text:p>
            <text:p text:style-name="P14"><text:s text:c="8"/><text:span text:style-name="T9">print</text:span><text:span text:style-name="T8">(</text:span><text:span text:style-name="T10">"Please enter a number..."</text:span><text:span text:style-name="T8">)</text:span></text:p>
            <text:p text:style-name="P14"><text:s text:c="8"/><text:span text:style-name="T8">usr_dividend = </text:span><text:span text:style-name="T9">float</text:span><text:span text:style-name="T8">(</text:span><text:span text:style-name="T9">input</text:span><text:span text:style-name="T8">())</text:span></text:p>
            <text:p text:style-name="P14"><text:s text:c="8"/><text:span text:style-name="T8">(</text:span><text:span text:style-name="T9">type</text:span><text:span text:style-name="T8">(usr_dividend))</text:span></text:p>
            <text:p text:style-name="P14"><text:s text:c="8"/><text:span text:style-name="T9">print</text:span><text:span text:style-name="T8">(</text:span><text:span text:style-name="T9">str</text:span><text:span text:style-name="T8">(usr_dividend) + </text:span><text:span text:style-name="T10">" / 2.0 = " </text:span><text:span text:style-name="T8">+ </text:span><text:span text:style-name="T9">str</text:span><text:span text:style-name="T8">(ans(usr_dividend)))</text:span></text:p>
            <text:p text:style-name="P14"><text:s text:c="4"/><text:span text:style-name="T6">else</text:span><text:span text:style-name="T8">:</text:span></text:p>
            <text:p text:style-name="P14"><text:s text:c="8"/><text:span text:style-name="T9">print</text:span><text:span text:style-name="T8">(</text:span><text:span text:style-name="T10">"</text:span><text:span text:style-name="T6">\n</text:span><text:span text:style-name="T10">Unavailable Mode!"</text:span><text:span text:style-name="T8">)</text:span></text:p>
            <text:p text:style-name="P14"><text:span text:style-name="T8"/></text:p>
            <text:p text:style-name="P14"><text:span text:style-name="T8"/></text:p>
            <text:p text:style-name="P16"># ans = dividend / 2</text:p>
            <text:p text:style-name="P10"><text:span text:style-name="T5">def </text:span><text:span text:style-name="T7">ans</text:span>(dividend):</text:p>
            <text:p text:style-name="P14"><text:s text:c="4"/><text:span text:style-name="T8">a = dividend/</text:span><text:span text:style-name="T12">2</text:span></text:p>
            <text:p text:style-name="P14"><text:span text:style-name="T11"><text:s text:c="4"/></text:span><text:span text:style-name="T6">return </text:span><text:span text:style-name="T8">a</text:span></text:p>
            <text:p text:style-name="P14"><text:span text:style-name="T8"/></text:p>
            <text:p text:style-name="P14"><text:span text:style-name="T8"/></text:p>
            <text:p text:style-name="P12">main()</text:p>
            <text:p text:style-name="P12"/>
            <text:p text:style-name="P8"/>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1" svg:font-family="'DejaVu Sans Mono'"/>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14:34:26.808859396</meta:creation-date>
    <dc:date>2018-01-24T19:11:07.769095015</dc:date>
    <meta:editing-duration>PT32M29S</meta:editing-duration>
    <meta:editing-cycles>2</meta:editing-cycles>
    <meta:generator>LibreOffice/5.0.6.2$Linux_X86_64 LibreOffice_project/00m0$Build-2</meta:generator>
    <meta:document-statistic meta:table-count="4" meta:image-count="0" meta:object-count="0" meta:page-count="3" meta:paragraph-count="70" meta:word-count="279" meta:character-count="1891" meta:non-whitespace-character-count="1533"/>
  </office:meta>
</office:document-meta>
</file>